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6.401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iginal 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table:number-columns-repeated="2"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table:number-columns-repeated="2"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table:number-columns-repeated="2"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table:number-columns-repeated="2"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table:number-columns-repeated="2"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table:number-columns-repeated="2"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table:number-columns-repeated="2"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table:number-columns-repeated="2"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table:number-columns-repeated="2"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table:number-columns-repeated="2"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table:number-columns-repeated="2"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table:number-columns-repeated="2"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table:number-columns-repeated="2"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table:number-columns-repeated="2"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table:number-columns-repeated="2"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table:number-columns-repeated="2"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table:number-columns-repeated="2"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table:number-columns-repeated="2"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table:number-columns-repeated="2" office:value-type="string" calcext:value-type="string">
            <text:p>Ich spiele dir jetzt die Laute eines Tiers vor. Wenn du das Tier erkennst, tausche deine Spielfigur gegen ein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table:number-columns-repeated="2" office:value-type="string" calcext:value-type="string">
            <text:p>Dein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table:number-columns-repeated="2"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table:number-columns-repeated="2"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table:number-columns-repeated="2"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table:number-columns-repeated="2"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table:number-columns-repeated="2"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table:number-columns-repeated="2"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table:number-columns-repeated="2" office:value-type="string" calcext:value-type="string">
            <text:p>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table:number-columns-repeated="2"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table:number-columns-repeated="2"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table:number-columns-repeated="2"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table:number-columns-repeated="2"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table:number-columns-repeated="2"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table:number-columns-repeated="2"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table:number-columns-repeated="2"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table:number-columns-repeated="2"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table:number-columns-repeated="2"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table:number-columns-repeated="2"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table:number-columns-repeated="2"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table:number-columns-repeated="2"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table:number-columns-repeated="2"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table:number-columns-repeated="2"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table:number-columns-repeated="2"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table:number-columns-repeated="2"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table:number-columns-repeated="2"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table:number-columns-repeated="2"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table:number-columns-repeated="2"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table:number-columns-repeated="2"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table:number-columns-repeated="2"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table:number-columns-repeated="2"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table:number-columns-repeated="2"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table:number-columns-repeated="2"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table:number-columns-repeated="2"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table:number-columns-repeated="2"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table:number-columns-repeated="2"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table:number-columns-repeated="2"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table:number-columns-repeated="2" office:value-type="string" calcext:value-type="string">
            <text:p>Die Aufnahme beginnt in 3 Sekunden! Wenn du fertig bist, nimm deine Spielfigur vom Spielfe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table:number-columns-repeated="2"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table:number-columns-repeated="2"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table:number-columns-repeated="2"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table:number-columns-repeated="2"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table:number-columns-repeated="2"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table:number-columns-repeated="2"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table:number-columns-repeated="2"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table:number-columns-repeated="2"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table:number-columns-repeated="2" office:value-type="string" calcext:value-type="string">
            <text:p>Um ein Spiel auszuwählen verwende die Spielauswahl-Steine. Um ein Spiel zu beenden, verwende den Ende-Stein. Um Hoorch auszuschalten drücke 3 Sekunden auf den Startknopf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drei zwei eins Los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table:number-columns-repeated="2"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table:number-columns-repeated="2"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table:number-columns-repeated="2"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table:number-columns-repeated="2"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table:number-columns-repeated="2"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table:number-columns-repeated="2"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table:number-columns-repeated="2"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eins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zwei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drei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vier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fünf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sechs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table:number-columns-repeated="2" office:value-type="string" calcext:value-type="string">
            <text:p>Ich verles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table:number-columns-repeated="2" office:value-type="string" calcext:value-type="string">
            <text:p>Ich spiele dir jetzt die Aufnahme vor. Verwende zum Speichern den Ja-Spielstein. Zum Verwerfen den Nein-Spielstein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table:number-columns-repeated="2"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table:number-columns-repeated="2"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table:number-columns-repeated="2" office:value-type="string" calcext:value-type="string">
            <text:p>Diese Figur hat schon eine Geschichte gespeichert. Ich spiele dir diese jetzt vor. Wenn du die Geschichte löschen willst, nimm deine Figur vom Spielfeld und stelle den Ja-Spielstein hin. Wenn nicht, stelle den Nein-Spielstein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table:number-columns-repeated="2"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eins, drei oder fünf, wo die Lämpchen leuchten.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table:number-columns-repeated="2"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table:number-columns-repeated="2"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string" calcext:value-type="string">
            <text:p>e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string" calcext:value-type="string">
            <text:p>zwe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string" calcext:value-type="string">
            <text:p>dre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string" calcext:value-type="string">
            <text:p>fün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string" calcext:value-type="string">
            <text:p>sech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string" calcext:value-type="string">
            <text:p>sieb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string" calcext:value-type="string">
            <text:p>ne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string" calcext:value-type="string">
            <text:p>zeh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string" calcext:value-type="string">
            <text:p>zwöl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string" calcext:value-type="string">
            <text:p>dreizeh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string" calcext:value-type="string">
            <text:p>vierzeh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string" calcext:value-type="string">
            <text:p>fünfzeh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string" calcext:value-type="string">
            <text:p>sechzeh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string" calcext:value-type="string">
            <text:p>siebzeh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string" calcext:value-type="string">
            <text:p>achtzeh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string" calcext:value-type="string">
            <text:p>neunzeh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string" calcext:value-type="string">
            <text:p>zwanzi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string" calcext:value-type="string">
            <text:p>einundzwanzi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string" calcext:value-type="string">
            <text:p>zweiundzwanzi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string" calcext:value-type="string">
            <text:p>dreiundzwanzi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string" calcext:value-type="string">
            <text:p>vierundzwanzi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string" calcext:value-type="string">
            <text:p>fünfundzwanzi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string" calcext:value-type="string">
            <text:p>sechsundzwanzi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string" calcext:value-type="string">
            <text:p>siebenundzwanzi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string" calcext:value-type="string">
            <text:p>achtundzwanzi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string" calcext:value-type="string">
            <text:p>neunundzwanzi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string" calcext:value-type="string">
            <text:p>dreißi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string" calcext:value-type="string">
            <text:p>einunddreißi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string" calcext:value-type="string">
            <text:p>zweiunddreißi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string" calcext:value-type="string">
            <text:p>dreiunddreißi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string" calcext:value-type="string">
            <text:p>vierunddreißi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string" calcext:value-type="string">
            <text:p>fünfunddreißi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string" calcext:value-type="string">
            <text:p>sechsunddreißi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string" calcext:value-type="string">
            <text:p>siebenunddreißi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string" calcext:value-type="string">
            <text:p>achtunddreißi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string" calcext:value-type="string">
            <text:p>neununddreißi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string" calcext:value-type="string">
            <text:p>vierzi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string" calcext:value-type="string">
            <text:p>einundvierzi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string" calcext:value-type="string">
            <text:p>zweiundvierzi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string" calcext:value-type="string">
            <text:p>dreiundvierzi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string" calcext:value-type="string">
            <text:p>vierundvierzi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string" calcext:value-type="string">
            <text:p>fünfundvierzi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string" calcext:value-type="string">
            <text:p>sechsundvierzi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string" calcext:value-type="string">
            <text:p>siebenundvierzi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string" calcext:value-type="string">
            <text:p>achtundvierzi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string" calcext:value-type="string">
            <text:p>neunundvierzi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string" calcext:value-type="string">
            <text:p>fünfzi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string" calcext:value-type="string">
            <text:p>einundfünfzi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string" calcext:value-type="string">
            <text:p>zweiundfünfzi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string" calcext:value-type="string">
            <text:p>dreiundfünfzi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string" calcext:value-type="string">
            <text:p>vierundfünfzi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string" calcext:value-type="string">
            <text:p>fünfundfünfzi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string" calcext:value-type="string">
            <text:p>sechsundfünfzi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string" calcext:value-type="string">
            <text:p>siebenundfünfzi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string" calcext:value-type="string">
            <text:p>achtundfünfzi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string" calcext:value-type="string">
            <text:p>neunundfünfzi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string" calcext:value-type="string">
            <text:p>sechzi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string" calcext:value-type="string">
            <text:p>einundsechzi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string" calcext:value-type="string">
            <text:p>zweiundsechzi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string" calcext:value-type="string">
            <text:p>dreiundsechzi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string" calcext:value-type="string">
            <text:p>vierundsechzi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string" calcext:value-type="string">
            <text:p>fünfundsechzi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string" calcext:value-type="string">
            <text:p>sechsundsechzi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string" calcext:value-type="string">
            <text:p>siebenundsechzi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string" calcext:value-type="string">
            <text:p>achtundsechzi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string" calcext:value-type="string">
            <text:p>neunundsechzi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string" calcext:value-type="string">
            <text:p>siebzi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string" calcext:value-type="string">
            <text:p>einundsiebzi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string" calcext:value-type="string">
            <text:p>zweiundsiebzi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string" calcext:value-type="string">
            <text:p>dreiundsiebzi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string" calcext:value-type="string">
            <text:p>vierundsiebzi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string" calcext:value-type="string">
            <text:p>fünfundsiebzi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string" calcext:value-type="string">
            <text:p>sechsundsiebzi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string" calcext:value-type="string">
            <text:p>siebenundsiebzi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string" calcext:value-type="string">
            <text:p>achtundsiebzi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string" calcext:value-type="string">
            <text:p>neunundsiebzi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string" calcext:value-type="string">
            <text:p>achtzi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string" calcext:value-type="string">
            <text:p>einundachtzi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string" calcext:value-type="string">
            <text:p>zweiundachtzi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string" calcext:value-type="string">
            <text:p>dreiundachtzi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string" calcext:value-type="string">
            <text:p>vierundachtzi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string" calcext:value-type="string">
            <text:p>fünfundachtzi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string" calcext:value-type="string">
            <text:p>sechsundachtzi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string" calcext:value-type="string">
            <text:p>siebenundachtzi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string" calcext:value-type="string">
            <text:p>achtundachtzi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string" calcext:value-type="string">
            <text:p>neunundachtzi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string" calcext:value-type="string">
            <text:p>neunzi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string" calcext:value-type="string">
            <text:p>einundneunzi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string" calcext:value-type="string">
            <text:p>zweiundneunzi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string" calcext:value-type="string">
            <text:p>dreiundneunzi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string" calcext:value-type="string">
            <text:p>vierundneunzi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string" calcext:value-type="string">
            <text:p>fünfundneunzig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string" calcext:value-type="string">
            <text:p>sechsundneunzi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string" calcext:value-type="string">
            <text:p>siebenundneunzi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string" calcext:value-type="string">
            <text:p>achtundneunzi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string" calcext:value-type="string">
            <text:p>neunundneunzi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table:number-columns-repeated="2"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table:number-columns-repeated="2"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table:number-columns-repeated="2"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table:number-columns-repeated="2" office:value-type="string" calcext:value-type="string">
            <text:p>Wenn ihr die Tiernamen auf Englisch lernen wollt, lege den Fragezeichen-Stein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table:number-columns-repeated="2" office:value-type="string" calcext:value-type="string">
            <text:p>Ich spiele dir jetzt die englischen Namen eines Tiers vor. Wenn du das Tier weisst, tausche deine Spielfigur gegen di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table:number-columns-repeated="2"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table:number-columns-repeated="2"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table:number-columns-repeated="2"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table:number-columns-repeated="2" office:value-type="string" calcext:value-type="string">
            <text:p>Ich mache Paus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table:number-columns-repeated="2"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table:number-columns-repeated="2"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table:number-columns-repeated="2" office:value-type="string" calcext:value-type="string">
            <text:p>Keine deiner Spielfiguren hat eine Geschichte gespeicher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EXT([.A203];&quot;000&quot;) &amp; &quot;.mp3&quot;" office:value-type="string" office:string-value="202.mp3" calcext:value-type="string">
            <text:p>202.mp3</text:p>
          </table:table-cell>
          <table:table-cell table:number-columns-repeated="2" office:value-type="string" calcext:value-type="string">
            <text:p>Spiel Zahlen leg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EXT([.A204];&quot;000&quot;) &amp; &quot;.mp3&quot;" office:value-type="string" office:string-value="203.mp3" calcext:value-type="string">
            <text:p>203.mp3</text:p>
          </table:table-cell>
          <table:table-cell table:number-columns-repeated="2" office:value-type="string" calcext:value-type="string">
            <text:p>Robot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EXT([.A205];&quot;000&quot;) &amp; &quot;.mp3&quot;" office:value-type="string" office:string-value="204.mp3" calcext:value-type="string">
            <text:p>204.mp3</text:p>
          </table:table-cell>
          <table:table-cell table:number-columns-repeated="2" office:value-type="string" calcext:value-type="string">
            <text:p>Koeni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EXT([.A206];&quot;000&quot;) &amp; &quot;.mp3&quot;" office:value-type="string" office:string-value="205.mp3" calcext:value-type="string">
            <text:p>205.mp3</text:p>
          </table:table-cell>
          <table:table-cell table:number-columns-repeated="2" office:value-type="string" calcext:value-type="string">
            <text:p>Koenigi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EXT([.A207];&quot;000&quot;) &amp; &quot;.mp3&quot;" office:value-type="string" office:string-value="206.mp3" calcext:value-type="string">
            <text:p>206.mp3</text:p>
          </table:table-cell>
          <table:table-cell table:number-columns-repeated="2" office:value-type="string" calcext:value-type="string">
            <text:p>Fr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EXT([.A208];&quot;000&quot;) &amp; &quot;.mp3&quot;" office:value-type="string" office:string-value="207.mp3" calcext:value-type="string">
            <text:p>207.mp3</text:p>
          </table:table-cell>
          <table:table-cell table:number-columns-repeated="2" office:value-type="string" calcext:value-type="string">
            <text:p>Rit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EXT([.A209];&quot;000&quot;) &amp; &quot;.mp3&quot;" office:value-type="string" office:string-value="208.mp3" calcext:value-type="string">
            <text:p>208.mp3</text:p>
          </table:table-cell>
          <table:table-cell table:number-columns-repeated="2" office:value-type="string" calcext:value-type="string">
            <text:p>Magier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EXT([.A210];&quot;000&quot;) &amp; &quot;.mp3&quot;" office:value-type="string" office:string-value="209.mp3" calcext:value-type="string">
            <text:p>209.mp3</text:p>
          </table:table-cell>
          <table:table-cell table:number-columns-repeated="2" office:value-type="string" calcext:value-type="string">
            <text:p>Loew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EXT([.A211];&quot;000&quot;) &amp; &quot;.mp3&quot;" office:value-type="string" office:string-value="210.mp3" calcext:value-type="string">
            <text:p>210.mp3</text:p>
          </table:table-cell>
          <table:table-cell table:number-columns-repeated="2" office:value-type="string" calcext:value-type="string">
            <text:p>Elefa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EXT([.A212];&quot;000&quot;) &amp; &quot;.mp3&quot;" office:value-type="string" office:string-value="211.mp3" calcext:value-type="string">
            <text:p>211.mp3</text:p>
          </table:table-cell>
          <table:table-cell table:number-columns-repeated="2" office:value-type="string" calcext:value-type="string">
            <text:p>Hah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EXT([.A213];&quot;000&quot;) &amp; &quot;.mp3&quot;" office:value-type="string" office:string-value="212.mp3" calcext:value-type="string">
            <text:p>212.mp3</text:p>
          </table:table-cell>
          <table:table-cell table:number-columns-repeated="2" office:value-type="string" calcext:value-type="string">
            <text:p>Katz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EXT([.A214];&quot;000&quot;) &amp; &quot;.mp3&quot;" office:value-type="string" office:string-value="213.mp3" calcext:value-type="string">
            <text:p>213.mp3</text:p>
          </table:table-cell>
          <table:table-cell table:number-columns-repeated="2" office:value-type="string" calcext:value-type="string">
            <text:p>Hun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EXT([.A215];&quot;000&quot;) &amp; &quot;.mp3&quot;" office:value-type="string" office:string-value="214.mp3" calcext:value-type="string">
            <text:p>214.mp3</text:p>
          </table:table-cell>
          <table:table-cell table:number-columns-repeated="2" office:value-type="string" calcext:value-type="string">
            <text:p>Ku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EXT([.A216];&quot;000&quot;) &amp; &quot;.mp3&quot;" office:value-type="string" office:string-value="215.mp3" calcext:value-type="string">
            <text:p>215.mp3</text:p>
          </table:table-cell>
          <table:table-cell table:number-columns-repeated="2" office:value-type="string" calcext:value-type="string">
            <text:p>Ese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EXT([.A217];&quot;000&quot;) &amp; &quot;.mp3&quot;" office:value-type="string" office:string-value="216.mp3" calcext:value-type="string">
            <text:p>216.mp3</text:p>
          </table:table-cell>
          <table:table-cell table:number-columns-repeated="2" office:value-type="string" calcext:value-type="string">
            <text:p>Ba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EXT([.A218];&quot;000&quot;) &amp; &quot;.mp3&quot;" office:value-type="string" office:string-value="217.mp3" calcext:value-type="string">
            <text:p>217.mp3</text:p>
          </table:table-cell>
          <table:table-cell table:number-columns-repeated="2" office:value-type="string" calcext:value-type="string">
            <text:p>Aff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EXT([.A219];&quot;000&quot;) &amp; &quot;.mp3&quot;" office:value-type="string" office:string-value="218.mp3" calcext:value-type="string">
            <text:p>218.mp3</text:p>
          </table:table-cell>
          <table:table-cell table:number-columns-repeated="2" office:value-type="string" calcext:value-type="string">
            <text:p>Kuckuc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EXT([.A220];&quot;000&quot;) &amp; &quot;.mp3&quot;" office:value-type="string" office:string-value="219.mp3" calcext:value-type="string">
            <text:p>219.mp3</text:p>
          </table:table-cell>
          <table:table-cell table:number-columns-repeated="2" office:value-type="string" calcext:value-type="string">
            <text:p>Schw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EXT([.A221];&quot;000&quot;) &amp; &quot;.mp3&quot;" office:value-type="string" office:string-value="220.mp3" calcext:value-type="string">
            <text:p>220.mp3</text:p>
          </table:table-cell>
          <table:table-cell table:number-columns-repeated="2" office:value-type="string" calcext:value-type="string">
            <text:p>Zie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EXT([.A222];&quot;000&quot;) &amp; &quot;.mp3&quot;" office:value-type="string" office:string-value="221.mp3" calcext:value-type="string">
            <text:p>221.mp3</text:p>
          </table:table-cell>
          <table:table-cell table:number-columns-repeated="2" office:value-type="string" calcext:value-type="string">
            <text:p>Scha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EXT([.A223];&quot;000&quot;) &amp; &quot;.mp3&quot;" office:value-type="string" office:string-value="222.mp3" calcext:value-type="string">
            <text:p>222.mp3</text:p>
          </table:table-cell>
          <table:table-cell table:number-columns-repeated="2" office:value-type="string" calcext:value-type="string">
            <text:p>Wol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EXT([.A224];&quot;000&quot;) &amp; &quot;.mp3&quot;" office:value-type="string" office:string-value="223.mp3" calcext:value-type="string">
            <text:p>223.mp3</text:p>
          </table:table-cell>
          <table:table-cell table:number-columns-repeated="2" office:value-type="string" calcext:value-type="string">
            <text:p>Taub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EXT([.A225];&quot;000&quot;) &amp; &quot;.mp3&quot;" office:value-type="string" office:string-value="224.mp3" calcext:value-type="string">
            <text:p>224.mp3</text:p>
          </table:table-cell>
          <table:table-cell table:number-columns-repeated="2" office:value-type="string" calcext:value-type="string">
            <text:p>Hen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EXT([.A226];&quot;000&quot;) &amp; &quot;.mp3&quot;" office:value-type="string" office:string-value="225.mp3" calcext:value-type="string">
            <text:p>225.mp3</text:p>
          </table:table-cell>
          <table:table-cell table:number-columns-repeated="2" office:value-type="string" calcext:value-type="string">
            <text:p>Seehun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EXT([.A227];&quot;000&quot;) &amp; &quot;.mp3&quot;" office:value-type="string" office:string-value="226.mp3" calcext:value-type="string">
            <text:p>226.mp3</text:p>
          </table:table-cell>
          <table:table-cell table:number-columns-repeated="2" office:value-type="string" calcext:value-type="string">
            <text:p>Pfer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EXT([.A228];&quot;000&quot;) &amp; &quot;.mp3&quot;" office:value-type="string" office:string-value="227.mp3" calcext:value-type="string">
            <text:p>227.mp3</text:p>
          </table:table-cell>
          <table:table-cell table:number-columns-repeated="2" office:value-type="string" calcext:value-type="string">
            <text:p>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EXT([.A229];&quot;000&quot;) &amp; &quot;.mp3&quot;" office:value-type="string" office:string-value="228.mp3" calcext:value-type="string">
            <text:p>228.mp3</text:p>
          </table:table-cell>
          <table:table-cell table:number-columns-repeated="2" office:value-type="string" calcext:value-type="string">
            <text:p>Ga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EXT([.A230];&quot;000&quot;) &amp; &quot;.mp3&quot;" office:value-type="string" office:string-value="229.mp3" calcext:value-type="string">
            <text:p>229.mp3</text:p>
          </table:table-cell>
          <table:table-cell table:number-columns-repeated="2" office:value-type="string" calcext:value-type="string">
            <text:p>Runde eins abgeschloss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EXT([.A231];&quot;000&quot;) &amp; &quot;.mp3&quot;" office:value-type="string" office:string-value="230.mp3" calcext:value-type="string">
            <text:p>230.mp3</text:p>
          </table:table-cell>
          <table:table-cell table:number-columns-repeated="2" office:value-type="string" calcext:value-type="string">
            <text:p>Runde zwei abgeschloss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EXT([.A232];&quot;000&quot;) &amp; &quot;.mp3&quot;" office:value-type="string" office:string-value="231.mp3" calcext:value-type="string">
            <text:p>231.mp3</text:p>
          </table:table-cell>
          <table:table-cell table:number-columns-repeated="2" office:value-type="string" calcext:value-type="string">
            <text:p>Runde drei abgeschloss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EXT([.A233];&quot;000&quot;) &amp; &quot;.mp3&quot;" office:value-type="string" office:string-value="232.mp3" calcext:value-type="string">
            <text:p>232.mp3</text:p>
          </table:table-cell>
          <table:table-cell table:number-columns-repeated="2" office:value-type="string" calcext:value-type="string">
            <text:p>Runde vier abgeschloss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EXT([.A234];&quot;000&quot;) &amp; &quot;.mp3&quot;" office:value-type="string" office:string-value="233.mp3" calcext:value-type="string">
            <text:p>233.mp3</text:p>
          </table:table-cell>
          <table:table-cell table:number-columns-repeated="2" office:value-type="string" calcext:value-type="string">
            <text:p>Runde fünf abgeschloss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EXT([.A235];&quot;000&quot;) &amp; &quot;.mp3&quot;" office:value-type="string" office:string-value="234.mp3" calcext:value-type="string">
            <text:p>234.mp3</text:p>
          </table:table-cell>
          <table:table-cell table:number-columns-repeated="2" office:value-type="string" calcext:value-type="string">
            <text:p>Starte Runde ein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EXT([.A236];&quot;000&quot;) &amp; &quot;.mp3&quot;" office:value-type="string" office:string-value="235.mp3" calcext:value-type="string">
            <text:p>235.mp3</text:p>
          </table:table-cell>
          <table:table-cell table:number-columns-repeated="2" office:value-type="string" calcext:value-type="string">
            <text:p>Starte Runde zwe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EXT([.A237];&quot;000&quot;) &amp; &quot;.mp3&quot;" office:value-type="string" office:string-value="236.mp3" calcext:value-type="string">
            <text:p>236.mp3</text:p>
          </table:table-cell>
          <table:table-cell table:number-columns-repeated="2" office:value-type="string" calcext:value-type="string">
            <text:p>Starte Runde dre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EXT([.A238];&quot;000&quot;) &amp; &quot;.mp3&quot;" office:value-type="string" office:string-value="237.mp3" calcext:value-type="string">
            <text:p>237.mp3</text:p>
          </table:table-cell>
          <table:table-cell table:number-columns-repeated="2" office:value-type="string" calcext:value-type="string">
            <text:p>Starte Runde vi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EXT([.A239];&quot;000&quot;) &amp; &quot;.mp3&quot;" office:value-type="string" office:string-value="238.mp3" calcext:value-type="string">
            <text:p>238.mp3</text:p>
          </table:table-cell>
          <table:table-cell table:number-columns-repeated="2" office:value-type="string" calcext:value-type="string">
            <text:p>Starte Runde fün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EXT([.A240];&quot;000&quot;) &amp; &quot;.mp3&quot;" office:value-type="string" office:string-value="239.mp3" calcext:value-type="string">
            <text:p>239.mp3</text:p>
          </table:table-cell>
          <table:table-cell table:number-columns-repeated="2" office:value-type="string" calcext:value-type="string">
            <text:p>Jetzt is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EXT([.A241];&quot;000&quot;) &amp; &quot;.mp3&quot;" office:value-type="string" office:string-value="240.mp3" calcext:value-type="string">
            <text:p>240.mp3</text:p>
          </table:table-cell>
          <table:table-cell table:number-columns-repeated="2" office:value-type="string" calcext:value-type="string">
            <text:p>an der Reih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TEXT([.A242];&quot;000&quot;) &amp; &quot;.mp3&quot;" office:value-type="string" office:string-value="241.mp3" calcext:value-type="string">
            <text:p>241.mp3</text:p>
          </table:table-cell>
          <table:table-cell table:formula="of:=COM.MICROSOFT.CONCAT(&quot;Jetzt ist &quot;;[.C204];&quot; an der Reihe&quot;)" office:value-type="string" office:string-value="Jetzt ist Roboter an der Reihe" calcext:value-type="string">
            <text:p>Jetzt ist Roboter an der Reihe</text:p>
          </table:table-cell>
          <table:table-cell table:formula="of:=COM.MICROSOFT.CONCAT(&quot;Jetzt ist &quot;;[.D204];&quot; an der Reihe&quot;)" office:value-type="string" office:string-value="Jetzt ist Roboter an der Reihe" calcext:value-type="string">
            <text:p>Jetzt ist Roboter an der Reih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TEXT([.A243];&quot;000&quot;) &amp; &quot;.mp3&quot;" office:value-type="string" office:string-value="242.mp3" calcext:value-type="string">
            <text:p>242.mp3</text:p>
          </table:table-cell>
          <table:table-cell table:formula="of:=COM.MICROSOFT.CONCAT(&quot;Jetzt ist &quot;;[.C205];&quot; an der Reihe&quot;)" office:value-type="string" office:string-value="Jetzt ist Koenig an der Reihe" calcext:value-type="string">
            <text:p>Jetzt ist Koenig an der Reihe</text:p>
          </table:table-cell>
          <table:table-cell table:formula="of:=COM.MICROSOFT.CONCAT(&quot;Jetzt ist &quot;;[.D205];&quot; an der Reihe&quot;)" office:value-type="string" office:string-value="Jetzt ist Koenig an der Reihe" calcext:value-type="string">
            <text:p>Jetzt ist Koenig an der Reih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TEXT([.A244];&quot;000&quot;) &amp; &quot;.mp3&quot;" office:value-type="string" office:string-value="243.mp3" calcext:value-type="string">
            <text:p>243.mp3</text:p>
          </table:table-cell>
          <table:table-cell table:formula="of:=COM.MICROSOFT.CONCAT(&quot;Jetzt ist &quot;;[.C206];&quot; an der Reihe&quot;)" office:value-type="string" office:string-value="Jetzt ist Koenigin an der Reihe" calcext:value-type="string">
            <text:p>Jetzt ist Koenigin an der Reihe</text:p>
          </table:table-cell>
          <table:table-cell table:formula="of:=COM.MICROSOFT.CONCAT(&quot;Jetzt ist &quot;;[.D206];&quot; an der Reihe&quot;)" office:value-type="string" office:string-value="Jetzt ist Koenigin an der Reihe" calcext:value-type="string">
            <text:p>Jetzt ist Koenigin an der Reih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TEXT([.A245];&quot;000&quot;) &amp; &quot;.mp3&quot;" office:value-type="string" office:string-value="244.mp3" calcext:value-type="string">
            <text:p>244.mp3</text:p>
          </table:table-cell>
          <table:table-cell table:formula="of:=COM.MICROSOFT.CONCAT(&quot;Jetzt ist &quot;;[.C207];&quot; an der Reihe&quot;)" office:value-type="string" office:string-value="Jetzt ist Frau an der Reihe" calcext:value-type="string">
            <text:p>Jetzt ist Frau an der Reihe</text:p>
          </table:table-cell>
          <table:table-cell table:formula="of:=COM.MICROSOFT.CONCAT(&quot;Jetzt ist &quot;;[.D207];&quot; an der Reihe&quot;)" office:value-type="string" office:string-value="Jetzt ist Frau an der Reihe" calcext:value-type="string">
            <text:p>Jetzt ist Frau an der Reih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TEXT([.A246];&quot;000&quot;) &amp; &quot;.mp3&quot;" office:value-type="string" office:string-value="245.mp3" calcext:value-type="string">
            <text:p>245.mp3</text:p>
          </table:table-cell>
          <table:table-cell table:formula="of:=COM.MICROSOFT.CONCAT(&quot;Jetzt ist &quot;;[.C208];&quot; an der Reihe&quot;)" office:value-type="string" office:string-value="Jetzt ist Ritter an der Reihe" calcext:value-type="string">
            <text:p>Jetzt ist Ritter an der Reihe</text:p>
          </table:table-cell>
          <table:table-cell table:formula="of:=COM.MICROSOFT.CONCAT(&quot;Jetzt ist &quot;;[.D208];&quot; an der Reihe&quot;)" office:value-type="string" office:string-value="Jetzt ist Ritter an der Reihe" calcext:value-type="string">
            <text:p>Jetzt ist Ritter an der Reih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EXT([.A247];&quot;000&quot;) &amp; &quot;.mp3&quot;" office:value-type="string" office:string-value="246.mp3" calcext:value-type="string">
            <text:p>246.mp3</text:p>
          </table:table-cell>
          <table:table-cell table:formula="of:=COM.MICROSOFT.CONCAT(&quot;Jetzt ist &quot;;[.C209];&quot; an der Reihe&quot;)" office:value-type="string" office:string-value="Jetzt ist Magierin an der Reihe" calcext:value-type="string">
            <text:p>Jetzt ist Magierin an der Reihe</text:p>
          </table:table-cell>
          <table:table-cell table:formula="of:=COM.MICROSOFT.CONCAT(&quot;Jetzt ist &quot;;[.D209];&quot; an der Reihe&quot;)" office:value-type="string" office:string-value="Jetzt ist Magierin an der Reihe" calcext:value-type="string">
            <text:p>Jetzt ist Magierin an der Reih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TEXT([.A248];&quot;000&quot;) &amp; &quot;.mp3&quot;" office:value-type="string" office:string-value="247.mp3" calcext:value-type="string">
            <text:p>247.mp3</text:p>
          </table:table-cell>
          <table:table-cell table:formula="of:=COM.MICROSOFT.CONCAT(&quot;Jetzt ist &quot;;[.C210];&quot; an der Reihe&quot;)" office:value-type="string" office:string-value="Jetzt ist Loewe an der Reihe" calcext:value-type="string">
            <text:p>Jetzt ist Loewe an der Reihe</text:p>
          </table:table-cell>
          <table:table-cell table:formula="of:=COM.MICROSOFT.CONCAT(&quot;Jetzt ist &quot;;[.D210];&quot; an der Reihe&quot;)" office:value-type="string" office:string-value="Jetzt ist Loewe an der Reihe" calcext:value-type="string">
            <text:p>Jetzt ist Loewe an der Reih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TEXT([.A249];&quot;000&quot;) &amp; &quot;.mp3&quot;" office:value-type="string" office:string-value="248.mp3" calcext:value-type="string">
            <text:p>248.mp3</text:p>
          </table:table-cell>
          <table:table-cell table:formula="of:=COM.MICROSOFT.CONCAT(&quot;Jetzt ist &quot;;[.C211];&quot; an der Reihe&quot;)" office:value-type="string" office:string-value="Jetzt ist Elefant an der Reihe" calcext:value-type="string">
            <text:p>Jetzt ist Elefant an der Reihe</text:p>
          </table:table-cell>
          <table:table-cell table:formula="of:=COM.MICROSOFT.CONCAT(&quot;Jetzt ist &quot;;[.D211];&quot; an der Reihe&quot;)" office:value-type="string" office:string-value="Jetzt ist Elefant an der Reihe" calcext:value-type="string">
            <text:p>Jetzt ist Elefant an der Reih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TEXT([.A250];&quot;000&quot;) &amp; &quot;.mp3&quot;" office:value-type="string" office:string-value="249.mp3" calcext:value-type="string">
            <text:p>249.mp3</text:p>
          </table:table-cell>
          <table:table-cell table:formula="of:=COM.MICROSOFT.CONCAT(&quot;Jetzt ist &quot;;[.C212];&quot; an der Reihe&quot;)" office:value-type="string" office:string-value="Jetzt ist Hahn an der Reihe" calcext:value-type="string">
            <text:p>Jetzt ist Hahn an der Reihe</text:p>
          </table:table-cell>
          <table:table-cell table:formula="of:=COM.MICROSOFT.CONCAT(&quot;Jetzt ist &quot;;[.D212];&quot; an der Reihe&quot;)" office:value-type="string" office:string-value="Jetzt ist Hahn an der Reihe" calcext:value-type="string">
            <text:p>Jetzt ist Hahn an der Reih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TEXT([.A251];&quot;000&quot;) &amp; &quot;.mp3&quot;" office:value-type="string" office:string-value="250.mp3" calcext:value-type="string">
            <text:p>250.mp3</text:p>
          </table:table-cell>
          <table:table-cell table:formula="of:=COM.MICROSOFT.CONCAT(&quot;Jetzt ist &quot;;[.C213];&quot; an der Reihe&quot;)" office:value-type="string" office:string-value="Jetzt ist Katze an der Reihe" calcext:value-type="string">
            <text:p>Jetzt ist Katze an der Reihe</text:p>
          </table:table-cell>
          <table:table-cell table:formula="of:=COM.MICROSOFT.CONCAT(&quot;Jetzt ist &quot;;[.D213];&quot; an der Reihe&quot;)" office:value-type="string" office:string-value="Jetzt ist Katze an der Reihe" calcext:value-type="string">
            <text:p>Jetzt ist Katze an der Reih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TEXT([.A252];&quot;000&quot;) &amp; &quot;.mp3&quot;" office:value-type="string" office:string-value="251.mp3" calcext:value-type="string">
            <text:p>251.mp3</text:p>
          </table:table-cell>
          <table:table-cell table:formula="of:=COM.MICROSOFT.CONCAT(&quot;Jetzt ist &quot;;[.C214];&quot; an der Reihe&quot;)" office:value-type="string" office:string-value="Jetzt ist Hund an der Reihe" calcext:value-type="string">
            <text:p>Jetzt ist Hund an der Reihe</text:p>
          </table:table-cell>
          <table:table-cell table:formula="of:=COM.MICROSOFT.CONCAT(&quot;Jetzt ist &quot;;[.D214];&quot; an der Reihe&quot;)" office:value-type="string" office:string-value="Jetzt ist Hund an der Reihe" calcext:value-type="string">
            <text:p>Jetzt ist Hund an der Reih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TEXT([.A253];&quot;000&quot;) &amp; &quot;.mp3&quot;" office:value-type="string" office:string-value="252.mp3" calcext:value-type="string">
            <text:p>252.mp3</text:p>
          </table:table-cell>
          <table:table-cell table:formula="of:=COM.MICROSOFT.CONCAT(&quot;Jetzt ist &quot;;[.C215];&quot; an der Reihe&quot;)" office:value-type="string" office:string-value="Jetzt ist Kuh an der Reihe" calcext:value-type="string">
            <text:p>Jetzt ist Kuh an der Reihe</text:p>
          </table:table-cell>
          <table:table-cell table:formula="of:=COM.MICROSOFT.CONCAT(&quot;Jetzt ist &quot;;[.D215];&quot; an der Reihe&quot;)" office:value-type="string" office:string-value="Jetzt ist Kuh an der Reihe" calcext:value-type="string">
            <text:p>Jetzt ist Kuh an der Reih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TEXT([.A254];&quot;000&quot;) &amp; &quot;.mp3&quot;" office:value-type="string" office:string-value="253.mp3" calcext:value-type="string">
            <text:p>253.mp3</text:p>
          </table:table-cell>
          <table:table-cell table:formula="of:=COM.MICROSOFT.CONCAT(&quot;Jetzt ist &quot;;[.C216];&quot; an der Reihe&quot;)" office:value-type="string" office:string-value="Jetzt ist Esel an der Reihe" calcext:value-type="string">
            <text:p>Jetzt ist Esel an der Reihe</text:p>
          </table:table-cell>
          <table:table-cell table:formula="of:=COM.MICROSOFT.CONCAT(&quot;Jetzt ist &quot;;[.D216];&quot; an der Reihe&quot;)" office:value-type="string" office:string-value="Jetzt ist Esel an der Reihe" calcext:value-type="string">
            <text:p>Jetzt ist Esel an der Reih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TEXT([.A255];&quot;000&quot;) &amp; &quot;.mp3&quot;" office:value-type="string" office:string-value="254.mp3" calcext:value-type="string">
            <text:p>254.mp3</text:p>
          </table:table-cell>
          <table:table-cell table:formula="of:=COM.MICROSOFT.CONCAT(&quot;Jetzt ist &quot;;[.C217];&quot; an der Reihe&quot;)" office:value-type="string" office:string-value="Jetzt ist Baer an der Reihe" calcext:value-type="string">
            <text:p>Jetzt ist Baer an der Reihe</text:p>
          </table:table-cell>
          <table:table-cell table:formula="of:=COM.MICROSOFT.CONCAT(&quot;Jetzt ist &quot;;[.D217];&quot; an der Reihe&quot;)" office:value-type="string" office:string-value="Jetzt ist Baer an der Reihe" calcext:value-type="string">
            <text:p>Jetzt ist Baer an der Reih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TEXT([.A256];&quot;000&quot;) &amp; &quot;.mp3&quot;" office:value-type="string" office:string-value="255.mp3" calcext:value-type="string">
            <text:p>255.mp3</text:p>
          </table:table-cell>
          <table:table-cell table:formula="of:=COM.MICROSOFT.CONCAT(&quot;Jetzt ist &quot;;[.C218];&quot; an der Reihe&quot;)" office:value-type="string" office:string-value="Jetzt ist Affe an der Reihe" calcext:value-type="string">
            <text:p>Jetzt ist Affe an der Reihe</text:p>
          </table:table-cell>
          <table:table-cell table:formula="of:=COM.MICROSOFT.CONCAT(&quot;Jetzt ist &quot;;[.D218];&quot; an der Reihe&quot;)" office:value-type="string" office:string-value="Jetzt ist Affe an der Reihe" calcext:value-type="string">
            <text:p>Jetzt ist Affe an der Reih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TEXT([.A257];&quot;000&quot;) &amp; &quot;.mp3&quot;" office:value-type="string" office:string-value="256.mp3" calcext:value-type="string">
            <text:p>256.mp3</text:p>
          </table:table-cell>
          <table:table-cell table:formula="of:=COM.MICROSOFT.CONCAT(&quot;Jetzt ist &quot;;[.C219];&quot; an der Reihe&quot;)" office:value-type="string" office:string-value="Jetzt ist Kuckuck an der Reihe" calcext:value-type="string">
            <text:p>Jetzt ist Kuckuck an der Reihe</text:p>
          </table:table-cell>
          <table:table-cell table:formula="of:=COM.MICROSOFT.CONCAT(&quot;Jetzt ist &quot;;[.D219];&quot; an der Reihe&quot;)" office:value-type="string" office:string-value="Jetzt ist Kuckuck an der Reihe" calcext:value-type="string">
            <text:p>Jetzt ist Kuckuck an der Reih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TEXT([.A258];&quot;000&quot;) &amp; &quot;.mp3&quot;" office:value-type="string" office:string-value="257.mp3" calcext:value-type="string">
            <text:p>257.mp3</text:p>
          </table:table-cell>
          <table:table-cell table:formula="of:=COM.MICROSOFT.CONCAT(&quot;Jetzt ist &quot;;[.C220];&quot; an der Reihe&quot;)" office:value-type="string" office:string-value="Jetzt ist Schwein an der Reihe" calcext:value-type="string">
            <text:p>Jetzt ist Schwein an der Reihe</text:p>
          </table:table-cell>
          <table:table-cell table:formula="of:=COM.MICROSOFT.CONCAT(&quot;Jetzt ist &quot;;[.D220];&quot; an der Reihe&quot;)" office:value-type="string" office:string-value="Jetzt ist Schwein an der Reihe" calcext:value-type="string">
            <text:p>Jetzt ist Schwein an der Reih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TEXT([.A259];&quot;000&quot;) &amp; &quot;.mp3&quot;" office:value-type="string" office:string-value="258.mp3" calcext:value-type="string">
            <text:p>258.mp3</text:p>
          </table:table-cell>
          <table:table-cell table:formula="of:=COM.MICROSOFT.CONCAT(&quot;Jetzt ist &quot;;[.C221];&quot; an der Reihe&quot;)" office:value-type="string" office:string-value="Jetzt ist Ziege an der Reihe" calcext:value-type="string">
            <text:p>Jetzt ist Ziege an der Reihe</text:p>
          </table:table-cell>
          <table:table-cell table:formula="of:=COM.MICROSOFT.CONCAT(&quot;Jetzt ist &quot;;[.D221];&quot; an der Reihe&quot;)" office:value-type="string" office:string-value="Jetzt ist Ziege an der Reihe" calcext:value-type="string">
            <text:p>Jetzt ist Ziege an der Reih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TEXT([.A260];&quot;000&quot;) &amp; &quot;.mp3&quot;" office:value-type="string" office:string-value="259.mp3" calcext:value-type="string">
            <text:p>259.mp3</text:p>
          </table:table-cell>
          <table:table-cell table:formula="of:=COM.MICROSOFT.CONCAT(&quot;Jetzt ist &quot;;[.C222];&quot; an der Reihe&quot;)" office:value-type="string" office:string-value="Jetzt ist Schaf an der Reihe" calcext:value-type="string">
            <text:p>Jetzt ist Schaf an der Reihe</text:p>
          </table:table-cell>
          <table:table-cell table:formula="of:=COM.MICROSOFT.CONCAT(&quot;Jetzt ist &quot;;[.D222];&quot; an der Reihe&quot;)" office:value-type="string" office:string-value="Jetzt ist Schaf an der Reihe" calcext:value-type="string">
            <text:p>Jetzt ist Schaf an der Reih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EXT([.A261];&quot;000&quot;) &amp; &quot;.mp3&quot;" office:value-type="string" office:string-value="260.mp3" calcext:value-type="string">
            <text:p>260.mp3</text:p>
          </table:table-cell>
          <table:table-cell table:formula="of:=COM.MICROSOFT.CONCAT(&quot;Jetzt ist &quot;;[.C223];&quot; an der Reihe&quot;)" office:value-type="string" office:string-value="Jetzt ist Wolf an der Reihe" calcext:value-type="string">
            <text:p>Jetzt ist Wolf an der Reihe</text:p>
          </table:table-cell>
          <table:table-cell table:formula="of:=COM.MICROSOFT.CONCAT(&quot;Jetzt ist &quot;;[.D223];&quot; an der Reihe&quot;)" office:value-type="string" office:string-value="Jetzt ist Wolf an der Reihe" calcext:value-type="string">
            <text:p>Jetzt ist Wolf an der Reih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TEXT([.A262];&quot;000&quot;) &amp; &quot;.mp3&quot;" office:value-type="string" office:string-value="261.mp3" calcext:value-type="string">
            <text:p>261.mp3</text:p>
          </table:table-cell>
          <table:table-cell table:formula="of:=COM.MICROSOFT.CONCAT(&quot;Jetzt ist &quot;;[.C224];&quot; an der Reihe&quot;)" office:value-type="string" office:string-value="Jetzt ist Taube an der Reihe" calcext:value-type="string">
            <text:p>Jetzt ist Taube an der Reihe</text:p>
          </table:table-cell>
          <table:table-cell table:formula="of:=COM.MICROSOFT.CONCAT(&quot;Jetzt ist &quot;;[.D224];&quot; an der Reihe&quot;)" office:value-type="string" office:string-value="Jetzt ist Taube an der Reihe" calcext:value-type="string">
            <text:p>Jetzt ist Taube an der Reih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TEXT([.A263];&quot;000&quot;) &amp; &quot;.mp3&quot;" office:value-type="string" office:string-value="262.mp3" calcext:value-type="string">
            <text:p>262.mp3</text:p>
          </table:table-cell>
          <table:table-cell table:formula="of:=COM.MICROSOFT.CONCAT(&quot;Jetzt ist &quot;;[.C225];&quot; an der Reihe&quot;)" office:value-type="string" office:string-value="Jetzt ist Henne an der Reihe" calcext:value-type="string">
            <text:p>Jetzt ist Henne an der Reihe</text:p>
          </table:table-cell>
          <table:table-cell table:formula="of:=COM.MICROSOFT.CONCAT(&quot;Jetzt ist &quot;;[.D225];&quot; an der Reihe&quot;)" office:value-type="string" office:string-value="Jetzt ist Henne an der Reihe" calcext:value-type="string">
            <text:p>Jetzt ist Henne an der Reih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TEXT([.A264];&quot;000&quot;) &amp; &quot;.mp3&quot;" office:value-type="string" office:string-value="263.mp3" calcext:value-type="string">
            <text:p>263.mp3</text:p>
          </table:table-cell>
          <table:table-cell table:formula="of:=COM.MICROSOFT.CONCAT(&quot;Jetzt ist &quot;;[.C226];&quot; an der Reihe&quot;)" office:value-type="string" office:string-value="Jetzt ist Seehund an der Reihe" calcext:value-type="string">
            <text:p>Jetzt ist Seehund an der Reihe</text:p>
          </table:table-cell>
          <table:table-cell table:formula="of:=COM.MICROSOFT.CONCAT(&quot;Jetzt ist &quot;;[.D226];&quot; an der Reihe&quot;)" office:value-type="string" office:string-value="Jetzt ist Seehund an der Reihe" calcext:value-type="string">
            <text:p>Jetzt ist Seehund an der Reih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TEXT([.A265];&quot;000&quot;) &amp; &quot;.mp3&quot;" office:value-type="string" office:string-value="264.mp3" calcext:value-type="string">
            <text:p>264.mp3</text:p>
          </table:table-cell>
          <table:table-cell table:formula="of:=COM.MICROSOFT.CONCAT(&quot;Jetzt ist &quot;;[.C227];&quot; an der Reihe&quot;)" office:value-type="string" office:string-value="Jetzt ist Pferd an der Reihe" calcext:value-type="string">
            <text:p>Jetzt ist Pferd an der Reihe</text:p>
          </table:table-cell>
          <table:table-cell table:formula="of:=COM.MICROSOFT.CONCAT(&quot;Jetzt ist &quot;;[.D227];&quot; an der Reihe&quot;)" office:value-type="string" office:string-value="Jetzt ist Pferd an der Reihe" calcext:value-type="string">
            <text:p>Jetzt ist Pferd an der Reih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TEXT([.A266];&quot;000&quot;) &amp; &quot;.mp3&quot;" office:value-type="string" office:string-value="265.mp3" calcext:value-type="string">
            <text:p>265.mp3</text:p>
          </table:table-cell>
          <table:table-cell table:formula="of:=COM.MICROSOFT.CONCAT(&quot;Jetzt ist &quot;;[.C228];&quot; an der Reihe&quot;)" office:value-type="string" office:string-value="Jetzt ist Ente an der Reihe" calcext:value-type="string">
            <text:p>Jetzt ist Ente an der Reihe</text:p>
          </table:table-cell>
          <table:table-cell table:formula="of:=COM.MICROSOFT.CONCAT(&quot;Jetzt ist &quot;;[.D228];&quot; an der Reihe&quot;)" office:value-type="string" office:string-value="Jetzt ist Ente an der Reihe" calcext:value-type="string">
            <text:p>Jetzt ist Ente an der Reih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TEXT([.A267];&quot;000&quot;) &amp; &quot;.mp3&quot;" office:value-type="string" office:string-value="266.mp3" calcext:value-type="string">
            <text:p>266.mp3</text:p>
          </table:table-cell>
          <table:table-cell table:formula="of:=COM.MICROSOFT.CONCAT(&quot;Jetzt ist &quot;;[.C229];&quot; an der Reihe&quot;)" office:value-type="string" office:string-value="Jetzt ist Gans an der Reihe" calcext:value-type="string">
            <text:p>Jetzt ist Gans an der Reihe</text:p>
          </table:table-cell>
          <table:table-cell table:formula="of:=COM.MICROSOFT.CONCAT(&quot;Jetzt ist &quot;;[.D229];&quot; an der Reihe&quot;)" office:value-type="string" office:string-value="Jetzt ist Gans an der Reihe" calcext:value-type="string">
            <text:p>Jetzt ist Gans an der Rei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13:03:34.14093039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5-07-29T13:03:53.303056624</dc:date>
    <meta:editing-duration>PT1H42M2S</meta:editing-duration>
    <meta:editing-cycles>23</meta:editing-cycles>
    <meta:generator>LibreOffice/25.2.3.2$Linux_X86_64 LibreOffice_project/520$Build-2</meta:generator>
    <meta:document-statistic meta:table-count="1" meta:cell-count="1068" meta:object-count="0"/>
  </office:meta>
</office:document-meta>
</file>